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196C467E33C1384CEF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0.45cm" fo:min-width="12.8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8.95cm" fo:min-width="14.1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3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4.287cm" svg:height="10.741cm" svg:x="3.855cm" svg:y="7.696cm">
          <draw:image xlink:href="Pictures/100002010000021C00000196C467E33C1384CEF9.png" xlink:type="simple" xlink:show="embed" xlink:actuate="onLoad" loext:mime-type="image/png">
            <text:p/>
          </draw:image>
        </draw:frame>
        <draw:custom-shape draw:style-name="gr2" draw:text-style-name="P2" draw:layer="layout" svg:width="13.4cm" svg:height="0.8cm" svg:x="4.1cm" svg:y="1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4cm" svg:height="0.8cm" svg:x="4.1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4cm" svg:height="0.8cm" svg:x="4.1cm" svg:y="1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4.7cm" svg:height="9.3cm" svg:x="3.5cm" svg:y="8.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9cm" svg:height="0.962cm" svg:x="2.5cm" svg:y="8.4cm">
          <draw:text-box>
            <text:p>1</text:p>
          </draw:text-box>
        </draw:frame>
        <draw:frame draw:style-name="gr5" draw:text-style-name="P3" draw:layer="layout" svg:width="0.9cm" svg:height="0.962cm" svg:x="3.4cm" svg:y="11.8cm">
          <draw:text-box>
            <text:p>2</text:p>
          </draw:text-box>
        </draw:frame>
        <draw:frame draw:style-name="gr5" draw:text-style-name="P3" draw:layer="layout" svg:width="0.9cm" svg:height="0.962cm" svg:x="3.4cm" svg:y="14cm">
          <draw:text-box>
            <text:p>3</text:p>
          </draw:text-box>
        </draw:frame>
        <draw:frame draw:style-name="gr5" draw:text-style-name="P3" draw:layer="layout" svg:width="0.9cm" svg:height="0.962cm" svg:x="3.4cm" svg:y="16.1cm">
          <draw:text-box>
            <text:p>4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3-23T12:55:23.981129011</meta:creation-date>
    <dc:date>2020-03-23T13:12:31.439884577</dc:date>
    <dc:creator>Jaime Gutierrez</dc:creator>
    <meta:editing-duration>PT6M26S</meta:editing-duration>
    <meta:editing-cycles>3</meta:editing-cycles>
    <meta:generator>LibreOffice/6.4.1.2$Linux_X86_64 LibreOffice_project/40$Build-2</meta:generator>
    <meta:document-statistic meta:object-count="9"/>
  </office:meta>
</office:document-meta>
</file>